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4.249cm" style:rel-column-width="16383*"/>
    </style:style>
    <style:style style:name="Tableau2.D" style:family="table-column">
      <style:table-column-properties style:column-width="4.251cm" style:rel-column-width="16386*"/>
    </style:style>
    <style:style style:name="Tableau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2.D1" style:family="table-cell">
      <style:table-cell-properties fo:padding="0.097cm" fo:border="0.002cm solid #000000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4.247cm" style:rel-column-width="16361*"/>
    </style:style>
    <style:style style:name="Tableau3.B" style:family="table-column">
      <style:table-column-properties style:column-width="5.196cm" style:rel-column-width="20017*"/>
    </style:style>
    <style:style style:name="Tableau3.C" style:family="table-column">
      <style:table-column-properties style:column-width="3.304cm" style:rel-column-width="12726*"/>
    </style:style>
    <style:style style:name="Tableau3.D" style:family="table-column">
      <style:table-column-properties style:column-width="4.265cm" style:rel-column-width="16431*"/>
    </style:style>
    <style:style style:name="Tableau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3.D1" style:family="table-cell">
      <style:table-cell-properties fo:padding="0.097cm" fo:border="0.002cm solid #000000"/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style="italic" style:font-style-asian="italic" style:font-style-complex="italic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start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ORRIGE CAS SOLEIL</text:p>
      <text:p text:style-name="Standard"/>
      <text:p text:style-name="Standard"/>
      <text:p text:style-name="Standard">1<text:span text:style-name="T1">- Compte de résultat différentiel </text:span></text:p>
      <text:p text:style-name="Standard"/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3">Elements</text:p>
          </table:table-cell>
          <table:table-cell table:style-name="Tableau1.A1" office:value-type="string">
            <text:p text:style-name="P3">Calculs</text:p>
          </table:table-cell>
          <table:table-cell table:style-name="Tableau1.A1" office:value-type="string">
            <text:p text:style-name="P3">CA /Marges</text:p>
          </table:table-cell>
          <table:table-cell table:style-name="Tableau1.D1" office:value-type="string">
            <text:p text:style-name="P3">Taux</text:p>
          </table:table-cell>
        </table:table-row>
      </table:table>
      <table:table table:name="Tableau2" table:style-name="Tableau2">
        <table:table-column table:style-name="Tableau2.A" table:number-columns-repeated="3"/>
        <table:table-column table:style-name="Tableau2.D"/>
        <table:table-row>
          <table:table-cell table:style-name="Tableau2.A1" office:value-type="string">
            <text:p text:style-name="Table_20_Contents">Chiffre d'affaires</text:p>
            <text:p text:style-name="Table_20_Contents"/>
            <text:p text:style-name="Table_20_Contents">Charges variables</text:p>
            <text:p text:style-name="Table_20_Contents"/>
            <text:p text:style-name="Table_20_Contents">Marge sur coût variable</text:p>
            <text:p text:style-name="Table_20_Contents"/>
            <text:p text:style-name="Table_20_Contents">Charges fixes </text:p>
            <text:p text:style-name="Table_20_Contents"/>
            <text:p text:style-name="Table_20_Contents">Résultat</text:p>
          </table:table-cell>
          <table:table-cell table:style-name="Tableau2.A1" office:value-type="string">
            <text:p text:style-name="P3">2500 x 595 €</text:p>
            <text:p text:style-name="P3"/>
            <text:p text:style-name="P3">2500 x 325 €</text:p>
            <text:p text:style-name="P3"/>
            <text:p text:style-name="P3"/>
            <text:p text:style-name="P3"/>
            <text:p text:style-name="P3">701 200</text:p>
            <text:p text:style-name="P3"/>
          </table:table-cell>
          <table:table-cell table:style-name="Tableau2.A1" office:value-type="string">
            <text:p text:style-name="P3">1 487 500</text:p>
            <text:p text:style-name="P3"/>
            <text:p text:style-name="P3">- 812 500</text:p>
            <text:p text:style-name="P3"/>
            <text:p text:style-name="P3">= 675 000</text:p>
            <text:p text:style-name="P4"/>
            <text:p text:style-name="P3">- 701 200</text:p>
            <text:p text:style-name="P3"/>
            <text:p text:style-name="P3"><text:s/>= <text:s/>- 26 200</text:p>
          </table:table-cell>
          <table:table-cell table:style-name="Tableau2.D1" office:value-type="string">
            <text:p text:style-name="P3">100%</text:p>
            <text:p text:style-name="P3"/>
            <text:p text:style-name="P3"/>
            <text:p text:style-name="P3"/>
            <text:p text:style-name="P3">45,37%</text:p>
          </table:table-cell>
        </table:table-row>
      </table:table>
      <text:p text:style-name="Standard"/>
      <text:p text:style-name="Standard"/>
      <text:p text:style-name="Standard">2- <text:span text:style-name="T1">Calcul de seuil de rentabilité et commentaire</text:span></text:p>
      <text:p text:style-name="P1"/>
      <text:p text:style-name="Standard">SR= CF/ tauxde M/CV</text:p>
      <text:p text:style-name="Standard"><text:s/>soit 701 200/0,4537 = 1 545 514,60 €</text:p>
      <text:p text:style-name="Standard"/>
      <text:p text:style-name="Standard">ou ( C A x CF ) / Mscv = ( 1 487 500 x 701 200) / 675 000 </text:p>
      <text:p text:style-name="Standard"/>
      <text:p text:style-name="Standard">Il faudrait réaliser 1 545 514,60 € de CA pour réaliser un benefice . L'entreprise ne réalise que</text:p>
      <text:p text:style-name="Standard"><text:s/>1 487 500 € et n atteint donc pas le seuil de rentabilité et fait donc des pertes . </text:p>
      <text:p text:style-name="Standard"/>
      <text:p text:style-name="Standard"/>
      <text:p text:style-name="Standard">3-<text:span text:style-name="T1"> Compte de résultat différentiel avec la commande Bricoplus</text:span></text:p>
      <text:p text:style-name="P1"><text:s/>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">Elements</text:p>
          </table:table-cell>
          <table:table-cell table:style-name="Tableau3.A1" office:value-type="string">
            <text:p text:style-name="P3">Calculs</text:p>
          </table:table-cell>
          <table:table-cell table:style-name="Tableau3.A1" office:value-type="string">
            <text:p text:style-name="P3">CA /Marge</text:p>
          </table:table-cell>
          <table:table-cell table:style-name="Tableau3.D1" office:value-type="string">
            <text:p text:style-name="P3">Taux</text:p>
          </table:table-cell>
        </table:table-row>
        <table:table-row>
          <table:table-cell table:style-name="Tableau3.A2" office:value-type="string">
            <text:p text:style-name="Table_20_Contents">Chiffre d'affaires</text:p>
            <text:p text:style-name="Table_20_Contents"/>
            <text:p text:style-name="Table_20_Contents"/>
            <text:p text:style-name="Table_20_Contents">Charges variables </text:p>
            <text:p text:style-name="Table_20_Contents"/>
            <text:p text:style-name="Table_20_Contents">Marge sur coût variable</text:p>
            <text:p text:style-name="Table_20_Contents"/>
            <text:p text:style-name="Table_20_Contents">Charges fixes </text:p>
            <text:p text:style-name="Table_20_Contents"/>
            <text:p text:style-name="Table_20_Contents">Résultat</text:p>
          </table:table-cell>
          <table:table-cell table:style-name="Tableau3.A2" office:value-type="string">
            <text:p text:style-name="P3">(2500x595) +(595x0,92 x 450)</text:p>
            <text:p text:style-name="P3"/>
            <text:p text:style-name="P3">2950x325</text:p>
            <text:p text:style-name="P3"/>
            <text:p text:style-name="P3"/>
            <text:p text:style-name="P3"/>
            <text:p text:style-name="P3">701 200</text:p>
          </table:table-cell>
          <table:table-cell table:style-name="Tableau3.A2" office:value-type="string">
            <text:p text:style-name="P3">1 733 830</text:p>
            <text:p text:style-name="P3"/>
            <text:p text:style-name="P3"/>
            <text:p text:style-name="P3">- 958 750</text:p>
            <text:p text:style-name="P3"/>
            <text:p text:style-name="P3">= 775 080</text:p>
            <text:p text:style-name="P3"/>
            <text:p text:style-name="P3">- 701 200</text:p>
            <text:p text:style-name="P3"/>
            <text:p text:style-name="P3">= + 73 880</text:p>
          </table:table-cell>
          <table:table-cell table:style-name="Tableau3.D2" office:value-type="string">
            <text:p text:style-name="P3">100,00%</text:p>
            <text:p text:style-name="P3"/>
            <text:p text:style-name="P3"/>
            <text:p text:style-name="P3"/>
            <text:p text:style-name="P3"/>
            <text:p text:style-name="P3">44,70%</text:p>
          </table:table-cell>
        </table:table-row>
      </table:table>
      <text:p text:style-name="Standard"/>
      <text:p text:style-name="Standard">SR= 701 200/0,447 = 1 568 680 €</text:p>
      <text:p text:style-name="Standard"/>
      <text:p text:style-name="Standard">CA / j = <text:s/>1 783 830 /360 = 4955, 083 € / j</text:p>
      <text:p text:style-name="Standard"/>
      <text:p text:style-name="Standard">Point mort : 1 568 680 / 4955 = 316, 58 j = ( 30 j x 10 mois ) + 16 j </text:p>
      <text:p text:style-name="Standard">Point mort 316 j soit le 16 novembre</text:p>
      <text:p text:style-name="Standard"/>
      <text:p text:style-name="Standard"/>
      <text:p text:style-name="Standard"><text:soft-page-break/>Conclusion :</text:p>
      <text:p text:style-name="Standard">L'entreprise a intérêt à accepter cette commande <text:s/>car elle réalisera alors des bénéfices et son modèle sera donc rentable <text:s/>mais le risque est important ( Point mort atteint le 16 nov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5-03T10:43:14.15</meta:creation-date>
    <dc:date>2020-12-07T15:27:12.26</dc:date>
    <dc:creator>Martine  Descarpentries</dc:creator>
    <meta:editing-duration>PT45M54S</meta:editing-duration>
    <meta:editing-cycles>3</meta:editing-cycles>
    <meta:generator>OpenOffice/4.1.2$Win32 OpenOffice.org_project/412m3$Build-9782</meta:generator>
    <meta:document-statistic meta:table-count="3" meta:image-count="0" meta:object-count="0" meta:page-count="2" meta:paragraph-count="54" meta:word-count="265" meta:character-count="1242"/>
  </office:meta>
</office:document-meta>
</file>